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332cm"/>
    </style:style>
    <style:style style:name="co4" style:family="table-column">
      <style:table-column-properties fo:break-before="auto" style:column-width="2.718cm"/>
    </style:style>
    <style:style style:name="co5" style:family="table-column">
      <style:table-column-properties fo:break-before="auto" style:column-width="2.746cm"/>
    </style:style>
    <style:style style:name="co6" style:family="table-column">
      <style:table-column-properties fo:break-before="auto" style:column-width="7.29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</office:automatic-styles>
  <office:body>
    <office:spreadsheet>
      <table:table table:name="Hoja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6" table:default-cell-style-name="Default"/>
        <table:table-row table:style-name="ro1">
          <table:table-cell office:value-type="string">
            <text:p>pipe</text:p>
          </table:table-cell>
          <table:table-cell office:value-type="string">
            <text:p>chan</text:p>
          </table:table-cell>
          <table:table-cell office:value-type="string">
            <text:p>rate</text:p>
          </table:table-cell>
          <table:table-cell office:value-type="string">
            <text:p>power</text:p>
          </table:table-cell>
          <table:table-cell office:value-type="string">
            <text:p>Acks</text:p>
          </table:table-cell>
          <table:table-cell office:value-type="string">
            <text:p>delay</text:p>
          </table:table-cell>
          <table:table-cell office:value-type="string">
            <text:p>retransmissions</text:p>
          </table:table-cell>
          <table:table-cell office:value-type="string">
            <text:p>distance (cm)</text:p>
          </table:table-cell>
          <table:table-cell office:value-type="string">
            <text:p>received</text:p>
          </table:table-cell>
          <table:table-cell office:value-type="string">
            <text:p>transmitted</text:p>
          </table:table-cell>
          <table:table-cell table:style-name="Default" office:value-type="string">
            <text:p><text:s/>% received</text:p>
          </table:table-cell>
          <table:table-cell office:value-type="string">
            <text:p>observations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2Mbs</text:p>
          </table:table-cell>
          <table:table-cell office:value-type="string">
            <text:p>0db</text:p>
          </table:table-cell>
          <table:table-cell office:value-type="string">
            <text:p>o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style-name="Default" table:formula="of:=[.I2]/[.J2]*100"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2Mbs</text:p>
          </table:table-cell>
          <table:table-cell office:value-type="string">
            <text:p>0db</text:p>
          </table:table-cell>
          <table:table-cell office:value-type="string">
            <text:p>o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100">
            <text:p>100</text:p>
          </table:table-cell>
          <table:table-cell table:style-name="Default" table:formula="of:=[.I3]/[.J3]*100"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2Mbs</text:p>
          </table:table-cell>
          <table:table-cell office:value-type="string">
            <text:p>0db</text:p>
          </table:table-cell>
          <table:table-cell office:value-type="string">
            <text:p>o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45">
            <text:p>145</text:p>
          </table:table-cell>
          <table:table-cell office:value-type="float" office:value="150">
            <text:p>150</text:p>
          </table:table-cell>
          <table:table-cell table:formula="of:=[.I4]/[.J4]*100" office:value-type="float" office:value="96.6666666666667">
            <text:p>96.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2Mbs</text:p>
          </table:table-cell>
          <table:table-cell office:value-type="string">
            <text:p>0db</text:p>
          </table:table-cell>
          <table:table-cell office:value-type="string">
            <text:p>o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9">
            <text:p>59</text:p>
          </table:table-cell>
          <table:table-cell office:value-type="float" office:value="100">
            <text:p>100</text:p>
          </table:table-cell>
          <table:table-cell table:style-name="Default" table:formula="of:=[.I5]/[.J5]*100" office:value-type="float" office:value="59">
            <text:p>59</text:p>
          </table:table-cell>
          <table:table-cell office:value-type="string">
            <text:p>DIFFERENT DAY, OTHER RESULTS !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2Mbs</text:p>
          </table:table-cell>
          <table:table-cell office:value-type="string">
            <text:p>0db</text:p>
          </table:table-cell>
          <table:table-cell office:value-type="string">
            <text:p>on</text:p>
          </table:table-cell>
          <table:table-cell table:number-columns-repeated="2"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2">
            <text:p>42</text:p>
          </table:table-cell>
          <table:table-cell table:formula="of:=[.I6]/[.J6]*100" office:value-type="float" office:value="73.8095238095238">
            <text:p>73.8</text:p>
          </table:table-cell>
          <table:table-cell office:value-type="string">
            <text:p>CRASHE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2Mbs</text:p>
          </table:table-cell>
          <table:table-cell office:value-type="string">
            <text:p>0db</text:p>
          </table:table-cell>
          <table:table-cell office:value-type="string">
            <text:p>o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7">
            <text:p>97</text:p>
          </table:table-cell>
          <table:table-cell office:value-type="float" office:value="100">
            <text:p>100</text:p>
          </table:table-cell>
          <table:table-cell table:formula="of:=[.I7]/[.J7]*100" office:value-type="float" office:value="97">
            <text:p>97.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2Mbs</text:p>
          </table:table-cell>
          <table:table-cell office:value-type="string">
            <text:p>0db</text:p>
          </table:table-cell>
          <table:table-cell office:value-type="string">
            <text:p>on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2" office:value-type="float" office:value="220">
            <text:p>220</text:p>
          </table:table-cell>
          <table:table-cell table:formula="of:=[.I8]/[.J8]*100" office:value-type="float" office:value="100">
            <text:p>100.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2Mbs</text:p>
          </table:table-cell>
          <table:table-cell office:value-type="string">
            <text:p>6db</text:p>
          </table:table-cell>
          <table:table-cell office:value-type="string">
            <text:p>o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  <table:table-cell office:value-type="float" office:value="203">
            <text:p>203</text:p>
          </table:table-cell>
          <table:table-cell table:formula="of:=[.I9]/[.J9]*100" office:value-type="float" office:value="98.5221674876847">
            <text:p>98.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2Mbs</text:p>
          </table:table-cell>
          <table:table-cell office:value-type="string">
            <text:p>18db</text:p>
          </table:table-cell>
          <table:table-cell office:value-type="string">
            <text:p>o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44">
            <text:p>144</text:p>
          </table:table-cell>
          <table:table-cell office:value-type="float" office:value="150">
            <text:p>150</text:p>
          </table:table-cell>
          <table:table-cell table:formula="of:=[.I10]/[.J10]*100" office:value-type="float" office:value="96">
            <text:p>96.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2Mbs</text:p>
          </table:table-cell>
          <table:table-cell office:value-type="string">
            <text:p>0db</text:p>
          </table:table-cell>
          <table:table-cell office:value-type="string">
            <text:p>on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48">
            <text:p>148</text:p>
          </table:table-cell>
          <table:table-cell office:value-type="float" office:value="150">
            <text:p>150</text:p>
          </table:table-cell>
          <table:table-cell table:formula="of:=[.I11]/[.J11]*100" office:value-type="float" office:value="98.6666666666667">
            <text:p>98.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2Mbs</text:p>
          </table:table-cell>
          <table:table-cell office:value-type="string">
            <text:p>0db</text:p>
          </table:table-cell>
          <table:table-cell office:value-type="string">
            <text:p>on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58">
            <text:p>58</text:p>
          </table:table-cell>
          <table:table-cell table:formula="of:=[.I12]/[.J12]*100" office:value-type="float" office:value="51.7241379310345">
            <text:p>51.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2Mbs</text:p>
          </table:table-cell>
          <table:table-cell office:value-type="string">
            <text:p>0db</text:p>
          </table:table-cell>
          <table:table-cell office:value-type="string">
            <text:p>on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7">
            <text:p>97</text:p>
          </table:table-cell>
          <table:table-cell office:value-type="float" office:value="100">
            <text:p>100</text:p>
          </table:table-cell>
          <table:table-cell table:formula="of:=[.I13]/[.J13]*100" office:value-type="float" office:value="97">
            <text:p>97.0</text:p>
          </table:table-cell>
          <table:table-cell office:value-type="string">
            <text:p>same as before, but node on USB power sending to node on batteries pow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2Mbs</text:p>
          </table:table-cell>
          <table:table-cell office:value-type="string">
            <text:p>0db</text:p>
          </table:table-cell>
          <table:table-cell office:value-type="string">
            <text:p>on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60">
            <text:p>60</text:p>
          </table:table-cell>
          <table:table-cell table:formula="of:=[.I14]/[.J14]*100" office:value-type="float" office:value="70">
            <text:p>70.0</text:p>
          </table:table-cell>
          <table:table-cell office:value-type="string">
            <text:p>same as line 12 but with a 10uF condens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string">
            <text:p>2Mbs</text:p>
          </table:table-cell>
          <table:table-cell office:value-type="string">
            <text:p>0db</text:p>
          </table:table-cell>
          <table:table-cell office:value-type="string">
            <text:p>on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81">
            <text:p>81</text:p>
          </table:table-cell>
          <table:table-cell table:formula="of:=[.I15]/[.J15]*100" office:value-type="float" office:value="61.7283950617284">
            <text:p>61.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2Mbs</text:p>
          </table:table-cell>
          <table:table-cell office:value-type="string">
            <text:p>0db</text:p>
          </table:table-cell>
          <table:table-cell office:value-type="string">
            <text:p>off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100">
            <text:p>100</text:p>
          </table:table-cell>
          <table:table-cell table:formula="of:=[.I16]/[.J16]*100" office:value-type="float" office:value="36">
            <text:p>36.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2Mbs</text:p>
          </table:table-cell>
          <table:table-cell office:value-type="string">
            <text:p>0db</text:p>
          </table:table-cell>
          <table:table-cell office:value-type="string">
            <text:p>off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76">
            <text:p>76</text:p>
          </table:table-cell>
          <table:table-cell office:value-type="float" office:value="100">
            <text:p>100</text:p>
          </table:table-cell>
          <table:table-cell table:formula="of:=[.I17]/[.J17]*100" office:value-type="float" office:value="76">
            <text:p>76.0</text:p>
          </table:table-cell>
          <table:table-cell office:value-type="string">
            <text:p>same as above but with inverted role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2Mbs</text:p>
          </table:table-cell>
          <table:table-cell office:value-type="string">
            <text:p>0db</text:p>
          </table:table-cell>
          <table:table-cell office:value-type="string">
            <text:p>o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6">
            <text:p>96</text:p>
          </table:table-cell>
          <table:table-cell office:value-type="float" office:value="100">
            <text:p>100</text:p>
          </table:table-cell>
          <table:table-cell table:formula="of:=[.I18]/[.J18]*100" office:value-type="float" office:value="96">
            <text:p>96.0</text:p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1Mbs</text:p>
          </table:table-cell>
          <table:table-cell office:value-type="string">
            <text:p>0db</text:p>
          </table:table-cell>
          <table:table-cell office:value-type="string">
            <text:p>on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547">
            <text:p>547</text:p>
          </table:table-cell>
          <table:table-cell table:formula="of:=[.I20]/[.J20]*100" office:value-type="float" office:value="3.10786106032907">
            <text:p>3.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1Mbs</text:p>
          </table:table-cell>
          <table:table-cell office:value-type="string">
            <text:p>0db</text:p>
          </table:table-cell>
          <table:table-cell office:value-type="string">
            <text:p>o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formula="of:=27+55" office:value-type="float" office:value="82">
            <text:p>82</text:p>
          </table:table-cell>
          <table:table-cell table:formula="of:=[.I21]/[.J21]*100" office:value-type="float" office:value="2.4390243902439">
            <text:p>2.4</text:p>
          </table:table-cell>
          <table:table-cell office:value-type="string">
            <text:p>CRAHSED</text:p>
          </table:table-cell>
        </table:table-row>
        <table:table-row table:style-name="ro1">
          <table:table-cell table:number-columns-repeated="10"/>
          <table:table-cell table:style-name="Default"/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250Kbs</text:p>
          </table:table-cell>
          <table:table-cell office:value-type="string">
            <text:p>0db</text:p>
          </table:table-cell>
          <table:table-cell office:value-type="string">
            <text:p>o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  <table:table-cell table:formula="of:=[.I23]/[.J23]*100" office:value-type="float" office:value="0.900900900900901">
            <text:p>0.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250Kbs</text:p>
          </table:table-cell>
          <table:table-cell office:value-type="string">
            <text:p>0db</text:p>
          </table:table-cell>
          <table:table-cell office:value-type="string">
            <text:p>on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table:formula="of:=[.I24]/[.J24]*100" office:value-type="float" office:value="4.6875">
            <text:p>4.7</text:p>
          </table:table-cell>
          <table:table-cell office:value-type="string">
            <text:p>CRAHSED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9" number:min-integer-digits="1"/>
    </number:number-style>
    <number:number-style style:name="N108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30">30/06/2014</text:date>, <text:time>19:48:4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Salvi</meta:initial-creator>
    <meta:creation-date>2014-06-24T10:01:26.64</meta:creation-date>
    <dc:date>2014-06-30T19:48:40.77</dc:date>
    <dc:creator>Dario Salvi</dc:creator>
    <meta:editing-duration>PT1H54M35S</meta:editing-duration>
    <meta:editing-cycles>9</meta:editing-cycles>
    <meta:generator>OpenOffice/4.1.0$Win32 OpenOffice.org_project/410m18$Build-9764</meta:generator>
    <meta:document-statistic meta:table-count="1" meta:cell-count="250" meta:object-count="0"/>
  </office:meta>
</office:document-meta>
</file>